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13b0eb" officeooo:paragraph-rsid="0013b0eb"/>
    </style:style>
    <style:style style:name="P2" style:family="paragraph" style:parent-style-name="Standard" style:list-style-name="L1">
      <style:paragraph-properties fo:text-align="justify" style:justify-single-word="false"/>
      <style:text-properties officeooo:rsid="0013b0eb" officeooo:paragraph-rsid="0013b0eb"/>
    </style:style>
    <style:style style:name="P3" style:family="paragraph" style:parent-style-name="Heading_20_1">
      <style:paragraph-properties fo:text-align="center" style:justify-single-word="fals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Estudo sobre controle de segurança e acesso</text:h>
      <text:p text:style-name="P1"/>
      <text:p text:style-name="P1"/>
      <text:p text:style-name="P1">Estudando casos e tipos distintos de sistema de segurança e acesso, cheguei as seguintes conclusões:</text:p>
      <text:list xml:id="list3725644044964246823" text:style-name="L1">
        <text:list-item>
          <text:p text:style-name="P2">O uso de um módulo de acesso e segurança é muito pouco usado na sua plenitude;</text:p>
        </text:list-item>
        <text:list-item>
          <text:p text:style-name="P2">Os clientes pedem um sistema de acesso, mas em sua grande maioria colocam todos os usuários como administradores ou no máximo com <text:s/>apenas 2 níveis: administradores e usuários comuns;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ourier New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ourier New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Courier New" fo:font-family="'Courier New'" style:font-family-generic="modern" style:font-pitch="fixed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Courier New" fo:font-family="'Courier New'" style:font-family-generic="modern" style:font-pitch="fixed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ourier New" fo:font-family="'Courier New'" style:font-family-generic="modern" style:font-pitch="fixed"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13T21:06:57.158481854</meta:creation-date>
    <dc:date>2015-01-13T21:16:22.952216936</dc:date>
    <meta:editing-duration>PT9M26S</meta:editing-duration>
    <meta:editing-cycles>2</meta:editing-cycles>
    <meta:generator>LibreOffice/4.3.3.2$Linux_X86_64 LibreOffice_project/430m0$Build-2</meta:generator>
    <meta:document-statistic meta:table-count="0" meta:image-count="0" meta:object-count="0" meta:page-count="1" meta:paragraph-count="4" meta:word-count="69" meta:character-count="405" meta:non-whitespace-character-count="341"/>
  </office:meta>
</office:document-meta>
</file>